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i dati</text:p>
      <text:p text:style-name="P1"/>
      <text:p text:style-name="P1">Scelte delle tabelle</text:p>
      <text:p text:style-name="P1"/>
      <text:p text:style-name="P3">Il gruppo di lavoro ha implementato un database in SQL per gestire tutti i dati inseriti dagli utenti e dagli amministratori.</text:p>
      <text:p text:style-name="P3">Di seguito sono elencate le tabelle create:</text:p>
      <text:list xml:id="list8418806891010190762" text:style-name="L1">
        <text:list-item>
          <text:p text:style-name="P2">Articolo<text:span text:style-name="T1">: è la tabella che colleziona le notizie da pubblicare nel sito.</text:span></text:p>
        </text:list-item>
        <text:list-item>
          <text:p text:style-name="P2">Biglietto<text:span text:style-name="T1">: è la tabella che tiene traccia di tutti i biglietti acquistati dagli utenti.</text:span></text:p>
        </text:list-item>
        <text:list-item>
          <text:p text:style-name="P2">Partita<text:span text:style-name="T1">: è la tabella che tiene traccia di tutte le gare, disputate e non, della squadra di calcio della società.</text:span></text:p>
        </text:list-item>
        <text:list-item>
          <text:p text:style-name="P2">Posto<text:span text:style-name="T1">: è la tabella indica i vari tipi di tribuna disponibili nello stadio della società.</text:span></text:p>
        </text:list-item>
        <text:list-item>
          <text:p text:style-name="P2">Squadra<text:span text:style-name="T1">: è la tabella che colleziona il nome di ogni squadra di calcio partecipante al campionato.</text:span></text:p>
        </text:list-item>
        <text:list-item>
          <text:p text:style-name="P2">Stadio<text:span text:style-name="T1">: è la tabella che colleziona il nome di ogni stadio disponibile per disputare le varie gare.</text:span></text:p>
        </text:list-item>
        <text:list-item>
          <text:p text:style-name="P2">Utente<text:span text:style-name="T1">: è la tabella che colleziona i dati di ogni utente registrato nel sito.</text:span></text:p>
        </text:list-item>
      </text:list>
      <text:p text:style-name="P1"><text:span text:style-name="T1"/></text:p>
      <text:p text:style-name="P1">Identificatori primari </text:p>
      <text:p text:style-name="P1"><text:span text:style-name="T1"/></text:p>
      <text:p text:style-name="P1"><text:span text:style-name="T1">Ogni tabella del database ha un attributo, denominato "id", che fornisce un identificatore unico per ogni record delle tabelle. Tale attributo è utilizzato come chiave primaria per gestire tutte le relazioni fra le tabelle.</text:span></text:p>
      <text:p text:style-name="P1"><text:span text:style-name="T1"/></text:p>
      <text:p text:style-name="P1">Forma normale</text:p>
      <text:p text:style-name="P1"/>
      <text:p text:style-name="P3">Il database è stato normalizzato per evitare ridondanze di dati tra le tabelle. In particolar modo, sono state fatte le seguenti decomposizioni:</text:p>
      <text:list xml:id="list164768573271941694" text:style-name="L2">
        <text:list-item>
          <text:p text:style-name="P4">La tabella <text:span text:style-name="T2">Biglietto </text:span>utilizza, come chiavi esterne, le chiavi primarie di <text:span text:style-name="T2">Posto</text:span>,<text:span text:style-name="T2"> Partita </text:span>e<text:span text:style-name="T2"> Utente</text:span>.</text:p>
        </text:list-item>
        <text:list-item>
          <text:p text:style-name="P4">La tabella <text:span text:style-name="T2">Partita </text:span>utilizza, come chiavi esterne, le chiavi primarie di <text:span text:style-name="T2">Squadra </text:span>e<text:span text:style-name="T2"> Stadio</text:span>.</text:p>
        </text:list-item>
      </text:list>
      <text:p text:style-name="P3"/>
      <text:p text:style-name="P1">Utilizzo atteso</text:p>
      <text:p text:style-name="P1"/>
      <text:p text:style-name="P3">Il database è stato progettato per rispondere alle seguenti esigenze:</text:p>
      <text:list xml:id="list356552050607199824" text:style-name="L3">
        <text:list-item>
          <text:p text:style-name="P5">Tenere traccia degli utenti registrati al sito e che possono acquistare un biglietto.</text:p>
        </text:list-item>
        <text:list-item>
          <text:p text:style-name="P5">Tenere traccia delle gare della squadra di calcio.</text:p>
        </text:list-item>
        <text:list-item>
          <text:p text:style-name="P5">Tenere traccia dei biglietti acquistati dagli utenti.</text:p>
        </text:list-item>
        <text:list-item>
          <text:p text:style-name="P5">Collezionare gli articoli da pubblicare sul si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20S</meta:editing-duration>
    <meta:editing-cycles>3</meta:editing-cycles>
    <meta:generator>OpenOffice/4.1.11$Win32 OpenOffice.org_project/4111m1$Build-9808</meta:generator>
    <dc:date>2022-06-03T00:51:52.59</dc:date>
    <meta:document-statistic meta:table-count="0" meta:image-count="0" meta:object-count="0" meta:page-count="1" meta:paragraph-count="23" meta:word-count="291" meta:character-count="1759"/>
    <dc:creator>Edoardo Retis</dc:creator>
    <meta:user-defined meta:name="Info 1"/>
    <meta:user-defined meta:name="Info 2"/>
    <meta:user-defined meta:name="Info 3"/>
    <meta:user-defined meta:name="Info 4"/>
  </office:meta>
</office:document-meta>
</file>